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Object 1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79646"/>
    </style:style>
    <style:style style:name="ce3" style:family="table-cell" style:parent-style-name="Comma" style:data-style-name="N36"/>
    <style:style style:name="ce4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5" style:family="table-cell" style:parent-style-name="Comma" style:data-style-name="N36">
      <style:table-cell-properties fo:border-top="thin solid #000000" fo:border-bottom="none" fo:border-left="none" fo:border-right="none"/>
    </style:style>
    <style:style style:name="ce6" style:family="table-cell" style:parent-style-name="Comma" style:data-style-name="N36">
      <style:table-cell-properties fo:background-color="transparent"/>
    </style:style>
    <style:style style:name="ce7" style:family="table-cell" style:parent-style-name="Default" style:data-style-name="N37"/>
    <style:style style:name="ce8" style:family="table-cell" style:parent-style-name="Percent_32_2" style:data-style-name="N13"/>
    <style:style style:name="ce9" style:family="table-cell" style:parent-style-name="Comma" style:data-style-name="N38"/>
    <style:style style:name="ce10" style:family="table-cell" style:parent-style-name="Default" style:data-style-name="N13"/>
    <style:style style:name="ce11" style:family="table-cell" style:parent-style-name="Default" style:data-style-name="N0">
      <style:text-properties fo:color="#7F7F7F" fo:font-style="italic" style:font-style-asian="italic" style:font-style-complex="italic"/>
    </style:style>
    <style:style style:name="ce12" style:family="table-cell" style:parent-style-name="Default" style:data-style-name="N38">
      <style:text-properties fo:color="#7F7F7F" fo:font-style="italic" style:font-style-asian="italic" style:font-style-complex="italic"/>
    </style:style>
    <style:style style:name="ce13" style:family="table-cell" style:parent-style-name="Default" style:data-style-name="N0">
      <style:text-properties fo:color="#7F7F7F" fo:font-style="italic" style:font-style-asian="italic" style:font-style-complex="italic"/>
    </style:style>
    <style:style style:name="ce14" style:family="table-cell" style:parent-style-name="Comma" style:data-style-name="N36">
      <style:text-properties fo:color="#7F7F7F" fo:font-style="italic" style:font-style-asian="italic" style:font-style-complex="italic"/>
    </style:style>
    <style:style style:name="co1" style:family="table-column">
      <style:table-column-properties fo:break-before="auto" style:column-width="15.2664583333333cm" style:use-optimal-column-width="true"/>
    </style:style>
    <style:style style:name="co2" style:family="table-column">
      <style:table-column-properties fo:break-before="auto" style:column-width="2.72520833333333cm" style:use-optimal-column-width="true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33375cm" style:use-optimal-column-width="true"/>
    </style:style>
    <style:style style:name="co6" style:family="table-column">
      <style:table-column-properties fo:break-before="auto" style:column-width="7.83166666666667cm"/>
    </style:style>
    <style:style style:name="co7" style:family="table-column">
      <style:table-column-properties fo:break-before="auto" style:column-width="19.764375cm" style:use-optimal-column-width="true"/>
    </style:style>
    <style:style style:name="co8" style:family="table-column">
      <style:table-column-properties fo:break-before="auto" style:column-width="3.571875cm" style:use-optimal-column-width="true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false"/>
      <table:table table:name="Fig_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Title: Largest humanitarian donors to Haiti, 201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 data. Data downloaded 6 October 2016</text:p>
          </table:table-cell>
          <table:table-cell table:style-name="ce1"/>
          <table:table-cell table:style-name="ce1">
            <draw:frame xmlns:presentation="urn:oasis:names:tc:opendocument:xmlns:presentation:1.0" draw:z-index="1" draw:id="id0" draw:style-name="a0" draw:name="Chart 1" svg:x="0.64583in" svg:y="0.10417in" svg:width="5in" svg:height="3.24792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2">
            <text:p>US$ million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U Institutions</text:p>
          </table:table-cell>
          <table:table-cell office:value-type="float" office:value="23.483205999999999" table:style-name="ce7">
            <text:p>23.5</text:p>
          </table:table-cell>
          <table:table-cell table:style-name="ce8"/>
          <table:table-cell table:number-columns-repeated="16381"/>
        </table:table-row>
        <table:table-row table:style-name="ro1">
          <table:table-cell office:value-type="string" table:style-name="ce1">
            <text:p>US</text:p>
          </table:table-cell>
          <table:table-cell office:value-type="float" office:value="19.022158000000001" table:style-name="ce7">
            <text:p>19.0</text:p>
          </table:table-cell>
          <table:table-cell table:style-name="ce8"/>
          <table:table-cell table:number-columns-repeated="16381"/>
        </table:table-row>
        <table:table-row table:style-name="ro1">
          <table:table-cell office:value-type="string" table:style-name="ce1">
            <text:p>Canada</text:p>
          </table:table-cell>
          <table:table-cell office:value-type="float" office:value="15.228422" table:style-name="ce7">
            <text:p>15.2</text:p>
          </table:table-cell>
          <table:table-cell table:style-name="ce8"/>
          <table:table-cell table:number-columns-repeated="16381"/>
        </table:table-row>
        <table:table-row table:style-name="ro1">
          <table:table-cell office:value-type="string" table:style-name="ce1">
            <text:p>Germany</text:p>
          </table:table-cell>
          <table:table-cell office:value-type="float" office:value="11.689532" table:style-name="ce7">
            <text:p>11.7</text:p>
          </table:table-cell>
          <table:table-cell table:style-name="ce8"/>
          <table:table-cell table:number-columns-repeated="16381"/>
        </table:table-row>
        <table:table-row table:style-name="ro1">
          <table:table-cell office:value-type="string" table:style-name="ce1">
            <text:p>Switzerland</text:p>
          </table:table-cell>
          <table:table-cell office:value-type="float" office:value="3.7871239999999999" table:style-name="ce7">
            <text:p>3.8</text:p>
          </table:table-cell>
          <table:table-cell table:style-name="ce8"/>
          <table:table-cell table:number-columns-repeated="16381"/>
        </table:table-row>
        <table:table-row table:style-name="ro1">
          <table:table-cell office:value-type="string" table:style-name="ce1">
            <text:p>UK</text:p>
          </table:table-cell>
          <table:table-cell office:value-type="float" office:value="1.4599789999999999" table:style-name="ce7">
            <text:p>1.5</text:p>
          </table:table-cell>
          <table:table-cell table:style-name="ce8"/>
          <table:table-cell table:number-columns-repeated="16381"/>
        </table:table-row>
        <table:table-row table:style-name="ro1">
          <table:table-cell office:value-type="string" table:style-name="ce1">
            <text:p>CERF</text:p>
          </table:table-cell>
          <table:table-cell office:value-type="float" office:value="1.267984" table:style-name="ce7">
            <text:p>1.3</text:p>
          </table:table-cell>
          <table:table-cell table:style-name="ce8"/>
          <table:table-cell table:number-columns-repeated="16381"/>
        </table:table-row>
        <table:table-row table:style-name="ro1">
          <table:table-cell office:value-type="string" table:style-name="ce1">
            <text:p>Sweden</text:p>
          </table:table-cell>
          <table:table-cell office:value-type="float" office:value="1.20533" table:style-name="ce7">
            <text:p>1.2</text:p>
          </table:table-cell>
          <table:table-cell table:style-name="ce8"/>
          <table:table-cell table:number-columns-repeated="16381"/>
        </table:table-row>
        <table:table-row table:style-name="ro1">
          <table:table-cell office:value-type="string" table:style-name="ce1">
            <text:p>Luxembourg</text:p>
          </table:table-cell>
          <table:table-cell office:value-type="float" office:value="0.81967199999999996" table:style-name="ce7">
            <text:p>0.8</text:p>
          </table:table-cell>
          <table:table-cell table:style-name="ce8"/>
          <table:table-cell table:number-columns-repeated="16381"/>
        </table:table-row>
        <table:table-row table:style-name="ro1">
          <table:table-cell office:value-type="string" table:style-name="ce1">
            <text:p>France</text:p>
          </table:table-cell>
          <table:table-cell office:value-type="float" office:value="0.54644800000000004" table:style-name="ce7">
            <text:p>0.5</text:p>
          </table:table-cell>
          <table:table-cell table:style-name="ce8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EU Institutions</text:p>
          </table:table-cell>
          <table:table-cell table:style-name="ce11"/>
          <table:table-cell table:number-columns-repeated="16382"/>
        </table:table-row>
        <table:table-row table:style-name="ro1">
          <table:table-cell office:value-type="string" table:style-name="ce11">
            <text:p>European Commission's Humanitarian Aid and Civil Protection Department</text:p>
          </table:table-cell>
          <table:table-cell office:value-type="float" office:value="16576095" table:style-name="ce12">
            <text:p><text:s/>16,576,095<text:s/>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European Commission</text:p>
          </table:table-cell>
          <table:table-cell office:value-type="float" office:value="6907111" table:style-name="ce12">
            <text:p><text:s/>6,907,111<text:s/></text:p>
          </table:table-cell>
          <table:table-cell table:number-columns-repeated="16382"/>
        </table:table-row>
        <table:table-row table:number-rows-repeated="1048557" table:style-name="ro1">
          <table:table-cell table:number-columns-repeated="16384"/>
        </table:table-row>
      </table:table>
      <table:table table:name="Fig__2" table:style-name="ta2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Title: Humanitarian assistance to Haiti by channel of delivery, 201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(millions)</text:p>
          </table:table-cell>
          <table:table-cell office:value-type="float" office:value="1000000" table:style-name="ce9">
            <text:p><text:s/>1,000,000<text:s/>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2">
            <text:p>US$ millions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">
            <text:p>UN Agencies</text:p>
          </table:table-cell>
          <table:table-cell office:value-type="float" office:value="54.105043999999999" table:style-name="ce7">
            <text:p>54.1</text:p>
          </table:table-cell>
          <table:table-cell office:value-type="percentage" office:value="0.6167095940876719" table:formula="msoxl:=B6/$B$12" table:style-name="ce8">
            <text:p>6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GOs</text:p>
          </table:table-cell>
          <table:table-cell office:value-type="float" office:value="24.585486" table:style-name="ce7">
            <text:p>24.6</text:p>
          </table:table-cell>
          <table:table-cell office:value-type="percentage" office:value="0.2802345949761752" table:formula="msoxl:=B7/$B$12" table:style-name="ce8">
            <text:p>28%</text:p>
          </table:table-cell>
          <table:table-cell/>
          <table:table-cell table:style-name="ce1">
            <draw:frame xmlns:presentation="urn:oasis:names:tc:opendocument:xmlns:presentation:1.0" draw:z-index="1" draw:id="id1" draw:style-name="a1" draw:name="Chart 1" svg:x="0.35417in" svg:y="0.15625in" svg:width="5.15625in" svg:height="3.89792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1">
            <text:p>Private Orgs. &amp; Foundations</text:p>
          </table:table-cell>
          <table:table-cell office:value-type="float" office:value="5.3511709999999999" table:style-name="ce7">
            <text:p>5.4</text:p>
          </table:table-cell>
          <table:table-cell office:value-type="percentage" office:value="6.0994655051083979E-2" table:formula="msoxl:=B8/$B$12" table:style-name="ce8">
            <text:p>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ther</text:p>
          </table:table-cell>
          <table:table-cell office:value-type="float" office:value="1.764284" table:style-name="ce7">
            <text:p>1.8</text:p>
          </table:table-cell>
          <table:table-cell office:value-type="percentage" office:value="2.0109971068415989E-2" table:formula="msoxl:=B9/$B$12" table:style-name="ce8">
            <text:p>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vernment</text:p>
          </table:table-cell>
          <table:table-cell office:value-type="float" office:value="1.2822340000000001" table:style-name="ce7">
            <text:p>1.3</text:p>
          </table:table-cell>
          <table:table-cell office:value-type="percentage" office:value="1.4615384282201339E-2" table:formula="msoxl:=B10/$B$12" table:style-name="ce8">
            <text:p>1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d Cross / Red Crescent</text:p>
          </table:table-cell>
          <table:table-cell office:value-type="float" office:value="0.64358300000000002" table:style-name="ce7">
            <text:p>0.6</text:p>
          </table:table-cell>
          <table:table-cell office:value-type="percentage" office:value="7.3358005344515776E-3" table:formula="msoxl:=B11/$B$12" table:style-name="ce8">
            <text:p>1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nd Total</text:p>
          </table:table-cell>
          <table:table-cell office:value-type="float" office:value="87.731802000000002" table:style-name="ce7">
            <text:p>87.7</text:p>
          </table:table-cell>
          <table:table-cell office:value-type="float" office:value="0.99999999999999989" table:formula="msoxl:=SUM(C6:C11)" table:style-name="ce7">
            <text:p>1.0</text:p>
          </table:table-cell>
          <table:table-cell table:number-columns-repeated="1638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3">
            <text:p>UN Agencies</text:p>
          </table:table-cell>
          <table:table-cell table:style-name="ce13"/>
          <table:table-cell table:number-columns-repeated="16382" table:style-name="ce1"/>
        </table:table-row>
        <table:table-row table:style-name="ro1">
          <table:table-cell office:value-type="string" table:style-name="ce13">
            <text:p>WFP</text:p>
          </table:table-cell>
          <table:table-cell office:value-type="float" office:value="26.554887000000001" table:style-name="ce14">
            <text:p><text:s/>26.6<text:s/></text:p>
          </table:table-cell>
          <table:table-cell table:style-name="ce8"/>
          <table:table-cell table:number-columns-repeated="16381"/>
        </table:table-row>
        <table:table-row table:style-name="ro1">
          <table:table-cell office:value-type="string" table:style-name="ce13">
            <text:p>IOM</text:p>
          </table:table-cell>
          <table:table-cell office:value-type="float" office:value="15.930643" table:style-name="ce14">
            <text:p><text:s/>15.9<text:s/></text:p>
          </table:table-cell>
          <table:table-cell table:style-name="ce8"/>
          <table:table-cell table:number-columns-repeated="16381"/>
        </table:table-row>
        <table:table-row table:style-name="ro1">
          <table:table-cell office:value-type="string" table:style-name="ce13">
            <text:p>UNICEF</text:p>
          </table:table-cell>
          <table:table-cell office:value-type="float" office:value="7.9430449999999997" table:style-name="ce14">
            <text:p><text:s/>7.9<text:s/></text:p>
          </table:table-cell>
          <table:table-cell table:style-name="ce8"/>
          <table:table-cell table:number-columns-repeated="16381"/>
        </table:table-row>
        <table:table-row table:style-name="ro1">
          <table:table-cell office:value-type="string" table:style-name="ce13">
            <text:p>FAO</text:p>
          </table:table-cell>
          <table:table-cell office:value-type="float" office:value="2.6434519999999999" table:style-name="ce14">
            <text:p><text:s/>2.6<text:s/></text:p>
          </table:table-cell>
          <table:table-cell table:style-name="ce8"/>
          <table:table-cell table:number-columns-repeated="16381"/>
        </table:table-row>
        <table:table-row table:style-name="ro1">
          <table:table-cell office:value-type="string" table:style-name="ce13">
            <text:p>OCHA</text:p>
          </table:table-cell>
          <table:table-cell office:value-type="float" office:value="0.40667999999999999" table:style-name="ce14">
            <text:p><text:s/>0.4<text:s/></text:p>
          </table:table-cell>
          <table:table-cell table:style-name="ce8"/>
          <table:table-cell table:number-columns-repeated="16381"/>
        </table:table-row>
        <table:table-row table:style-name="ro1">
          <table:table-cell office:value-type="string" table:style-name="ce13">
            <text:p>WHO</text:p>
          </table:table-cell>
          <table:table-cell office:value-type="float" office:value="0.29542099999999999" table:style-name="ce14">
            <text:p><text:s/>0.3<text:s/></text:p>
          </table:table-cell>
          <table:table-cell table:style-name="ce8"/>
          <table:table-cell table:number-columns-repeated="16381"/>
        </table:table-row>
        <table:table-row table:style-name="ro1">
          <table:table-cell office:value-type="string" table:style-name="ce13">
            <text:p>UNHCR</text:p>
          </table:table-cell>
          <table:table-cell office:value-type="float" office:value="0.267984" table:style-name="ce14">
            <text:p><text:s/>0.3<text:s/></text:p>
          </table:table-cell>
          <table:table-cell table:style-name="ce8"/>
          <table:table-cell table:number-columns-repeated="16381"/>
        </table:table-row>
        <table:table-row table:style-name="ro1">
          <table:table-cell office:value-type="string" table:style-name="ce13">
            <text:p>ERF</text:p>
          </table:table-cell>
          <table:table-cell office:value-type="float" office:value="6.2932000000000002E-2" table:style-name="ce14">
            <text:p><text:s/>0.1<text:s/></text:p>
          </table:table-cell>
          <table:table-cell table:style-name="ce8"/>
          <table:table-cell table:number-columns-repeated="16381"/>
        </table:table-row>
        <table:table-row table:style-name="ro1">
          <table:table-cell office:value-type="string" table:style-name="ce13">
            <text:p>Grand Total</text:p>
          </table:table-cell>
          <table:table-cell office:value-type="float" office:value="54.105043999999999" table:style-name="ce14">
            <text:p><text:s/>54.1<text:s/></text:p>
          </table:table-cell>
          <table:table-cell table:style-name="ce8"/>
          <table:table-cell table:number-columns-repeated="16381"/>
        </table:table-row>
        <table:table-row table:number-rows-repeated="1048550" table:style-name="ro1">
          <table:table-cell table:number-columns-repeated="16384"/>
        </table:table-row>
      </table:table>
      <table:table table:name="Fig__3" table:style-name="ta2">
        <table:table-column table:style-name="co6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Title: Humanitarian assistance to Haiti 2016, by sect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</text:p>
          </table:table-cell>
          <table:table-cell table:number-columns-repeated="16383" table:style-name="ce1"/>
        </table:table-row>
        <table:table-row table:style-name="ro1">
          <table:table-cell table:number-columns-repeated="3" table:style-name="ce1"/>
          <table:table-cell table:style-name="ce1">
            <draw:frame xmlns:presentation="urn:oasis:names:tc:opendocument:xmlns:presentation:1.0" draw:z-index="1" draw:id="id2" draw:style-name="a2" draw:name="Chart 2" svg:x="0.42708in" svg:y="0in" svg:width="5.11458in" svg:height="4.58333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2">
            <text:p>US$ millions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">
            <text:p>Food</text:p>
          </table:table-cell>
          <table:table-cell office:value-type="float" office:value="28.101334999999999" table:style-name="ce3">
            <text:p><text:s/>28.1<text:s/></text:p>
          </table:table-cell>
          <table:table-cell office:value-type="percentage" office:value="0.32030956117828285" table:formula="msoxl:=B6/$B$14" table:style-name="ce8">
            <text:p>3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ctor not yet specified</text:p>
          </table:table-cell>
          <table:table-cell office:value-type="float" office:value="16.004059999999999" table:style-name="ce3">
            <text:p><text:s/>16.0<text:s/></text:p>
          </table:table-cell>
          <table:table-cell office:value-type="percentage" office:value="0.18242028130232638" table:formula="msoxl:=B7/$B$14" table:style-name="ce8">
            <text:p>1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ordination and support services</text:p>
          </table:table-cell>
          <table:table-cell office:value-type="float" office:value="15.266342" table:style-name="ce3">
            <text:p><text:s/>15.3<text:s/></text:p>
          </table:table-cell>
          <table:table-cell office:value-type="percentage" office:value="0.17401149471431124" table:formula="msoxl:=B8/$B$14" table:style-name="ce8">
            <text:p>1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alth</text:p>
          </table:table-cell>
          <table:table-cell office:value-type="float" office:value="10.173714" table:style-name="ce3">
            <text:p><text:s/>10.2<text:s/></text:p>
          </table:table-cell>
          <table:table-cell office:value-type="percentage" office:value="0.11596380979385332" table:formula="msoxl:=B9/$B$14" table:style-name="ce8">
            <text:p>1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ter and Sanitation</text:p>
          </table:table-cell>
          <table:table-cell office:value-type="float" office:value="6.5145439999999999" table:style-name="ce3">
            <text:p><text:s/>6.5<text:s/></text:p>
          </table:table-cell>
          <table:table-cell office:value-type="percentage" office:value="7.4255217053446593E-2" table:formula="msoxl:=B10/$B$14" table:style-name="ce8">
            <text:p>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griculture</text:p>
          </table:table-cell>
          <table:table-cell office:value-type="float" office:value="6.4319899999999999" table:style-name="ce3">
            <text:p><text:s/>6.4<text:s/></text:p>
          </table:table-cell>
          <table:table-cell office:value-type="percentage" office:value="7.3314235583580051E-2" table:formula="msoxl:=B11/$B$14" table:style-name="ce8">
            <text:p>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tection/Human rights/Rule of law</text:p>
          </table:table-cell>
          <table:table-cell office:value-type="float" office:value="4.0041599999999997" table:style-name="ce3">
            <text:p><text:s/>4.0<text:s/></text:p>
          </table:table-cell>
          <table:table-cell office:value-type="percentage" office:value="4.5640918215722956E-2" table:formula="msoxl:=B12/$B$14" table:style-name="ce8">
            <text:p>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conomic recovery and infrastructure</text:p>
          </table:table-cell>
          <table:table-cell office:value-type="float" office:value="1.235657" table:style-name="ce3">
            <text:p><text:s/>1.2<text:s/></text:p>
          </table:table-cell>
          <table:table-cell office:value-type="percentage" office:value="1.408448215847658E-2" table:formula="msoxl:=B13/$B$14" table:style-name="ce8">
            <text:p>1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nd Total</text:p>
          </table:table-cell>
          <table:table-cell office:value-type="float" office:value="87.731802000000002" table:style-name="ce3">
            <text:p><text:s/>87.7<text:s/></text:p>
          </table:table-cell>
          <table:table-cell office:value-type="percentage" office:value="1" table:formula="msoxl:=SUM(C6:C13)" table:style-name="ce10">
            <text:p>100%</text:p>
          </table:table-cell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  <table:table table:name="Fig__4" table:style-name="ta2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Title: Humaitarian assistance to Haiti, 2012-201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 data. Data downloaded 6 October 2016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(millions)</text:p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office:value-type="string" table:style-name="ce2">
            <text:p>US$ millions</text:p>
          </table:table-cell>
          <table:table-cell table:number-columns-repeated="16382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126.47769700000001" table:style-name="ce3">
            <text:p><text:s/>126.5<text:s/></text:p>
          </table:table-cell>
          <table:table-cell table:number-columns-repeated="16382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134.78567899999999" table:style-name="ce3">
            <text:p><text:s/>134.8<text:s/></text:p>
          </table:table-cell>
          <table:table-cell table:number-columns-repeated="16382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200.77893599999999" table:style-name="ce3">
            <text:p><text:s/>200.8<text:s/></text:p>
          </table:table-cell>
          <table:table-cell table:number-columns-repeated="16382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60.124875000000003" table:style-name="ce3">
            <text:p><text:s/>60.1<text:s/></text:p>
          </table:table-cell>
          <table:table-cell table:number-columns-repeated="16382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87.731802000000002" table:style-name="ce3">
            <text:p><text:s/>87.7<text:s/>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Grand Total</text:p>
          </table:table-cell>
          <table:table-cell office:value-type="float" office:value="609.89898900000003" table:style-name="ce5">
            <text:p><text:s/>609.9<text:s/>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xmlns:presentation="urn:oasis:names:tc:opendocument:xmlns:presentation:1.0" draw:z-index="1" draw:id="id3" draw:style-name="a3" draw:name="Chart 1" svg:x="0.88542in" svg:y="0.03125in" svg:width="5in" svg:height="3.10625in" style:rel-width="scale" style:rel-height="scale">
              <draw:object xlink:href="Object 4/" xlink:type="simple" xlink:show="embed" xlink:actuate="onLoad"/>
              <svg:desc/>
            </draw:frame>
          </table:table-cell>
          <table:table-cell table:style-name="ce6"/>
          <table:table-cell table:number-columns-repeated="16382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style-name="ce1"/>
          <table:table-cell table:style-name="ce7"/>
          <table:table-cell table:number-columns-repeated="16382"/>
        </table:table-row>
        <table:table-row table:number-rows-repeated="80" table:style-name="ro1">
          <table:table-cell/>
          <table:table-cell table:style-name="ce7"/>
          <table:table-cell table:number-columns-repeated="16382"/>
        </table:table-row>
        <table:table-row table:number-rows-repeated="104848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text> </number:text>
      <number:number number:decimal-places="1" number:min-integer-digits="1" number:grouping="true"/>
      <number:text> </number:text>
    </number:number-style>
    <number:number-style style:name="N36P1">
      <number:text>-</number:text>
      <number:number number:decimal-places="1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1" number:min-integer-digits="1"/>
    </number:number-style>
    <number:number-style style:name="N3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Comma" style:family="table-cell" style:data-style-name="N35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_32_2" style:display-name="Percent 2" style:family="table-cell" style:data-style-name="N13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lexandras</meta:initial-creator>
    <dc:creator>Simon M</dc:creator>
    <meta:creation-date>2016-10-07T10:00:49Z</meta:creation-date>
    <dc:date>2016-10-10T09:50:4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 number:grouping="true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vertical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3.8499212598425pt" svg:width="360.0pt" chart:style-name="Crt0">
        <chart:plot-area svg:x="9.45503937007874pt" svg:y="12.70543307086614pt" svg:width="345.5449606299212pt" svg:height="209.2355118110236pt" chart:style-name="Plt0">
          <chart:axis chart:dimension="x" chart:name="primary-x" chart:style-name="Axs0">
            <chart:categories table:cell-range-address="Fig__1.$A$6:.$A$15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_1.$B$5" chart:values-cell-range-address="Fig__1.$B$6:.$B$15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none" chart:data-label-text="false" chart:data-label-symbol="false"/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none" chart:data-label-text="false" chart:data-label-symbol="false"/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none" chart:data-label-text="false" chart:data-label-symbol="false"/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none" chart:data-label-text="fals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none" chart:data-label-text="false" chart:data-label-symbol="false"/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none" chart:data-label-text="false" chart:data-label-symbol="false"/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80.65pt" svg:width="371.25pt" chart:style-name="Crt0">
        <chart:plot-area svg:x="69.32023622047244pt" svg:y="29.64708661417323pt" svg:width="254.5838582677165pt" svg:height="242.2670078740157pt" chart:style-name="Plt0">
          <chart:axis chart:dimension="x">
            <chart:categories table:cell-range-address="Fig__2.$A$6:.$A$11"/>
          </chart:axis>
          <chart:axis chart:dimension="y"/>
          <chart:series chart:label-cell-address="Fig__2.$B$5" chart:values-cell-range-address="Fig__2.$B$6:.$B$11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none" chart:data-label-text="false" chart:data-label-symbol="false"/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none" chart:data-label-text="false" chart:data-label-symbol="false"/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none" chart:data-label-text="false" chart:data-label-symbol="false"/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none" chart:data-label-text="fals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none" chart:data-label-text="false" chart:data-label-symbol="false"/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none" chart:data-label-text="false" chart:data-label-symbol="false"/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 style:data-style-name="N0">
      <style:chart-properties chart:link-data-style-to-source="true" chart:data-label-number="none" chart:data-label-text="false" chart:data-label-symbol="false"/>
      <style:graphic-properties draw:fill="solid" draw:fill-color="#93a9c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7">
      <style:graphic-properties draw:fill="solid" draw:fill-color="#d19392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30.0pt" svg:width="368.25pt" chart:style-name="Crt0">
        <chart:plot-area chart:style-name="Plt0">
          <chart:axis chart:dimension="x">
            <chart:categories table:cell-range-address="Fig__3.$A$6:.$A$13"/>
          </chart:axis>
          <chart:axis chart:dimension="y"/>
          <chart:series chart:label-cell-address="Fig__3.$B$5" chart:values-cell-range-address="Fig__3.$B$6:.$B$13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 number:grouping="true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3.65pt" svg:width="360.0pt" chart:style-name="Crt0">
        <chart:plot-area chart:style-name="Plt0">
          <chart:axis chart:dimension="x" chart:name="primary-x" chart:style-name="Axs0">
            <chart:categories table:cell-range-address="Fig__4.$A$6:.$A$10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_4.$B$5" chart:values-cell-range-address="Fig__4.$B$6:.$B$10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